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_20_right">
      <style:paragraph-properties fo:text-align="end" style:justify-single-word="false"/>
      <style:text-properties style:text-underline-style="solid" style:text-underline-width="auto" style:text-underline-color="font-color" officeooo:rsid="001592c7" officeooo:paragraph-rsid="0008f9f0"/>
    </style:style>
    <style:style style:name="P2" style:family="paragraph" style:parent-style-name="Header_20_right">
      <style:paragraph-properties fo:text-align="end" style:justify-single-word="false"/>
      <style:text-properties style:text-underline-style="none" officeooo:rsid="001592c7" officeooo:paragraph-rsid="0008f9f0"/>
    </style:style>
    <style:style style:name="P3" style:family="paragraph" style:parent-style-name="Preformatted_20_Text">
      <style:text-properties officeooo:rsid="000c2a96" officeooo:paragraph-rsid="000c2a96"/>
    </style:style>
    <style:style style:name="P4" style:family="paragraph" style:parent-style-name="Heading">
      <style:text-properties officeooo:rsid="0008f9f0" officeooo:paragraph-rsid="0008f9f0"/>
    </style:style>
    <style:style style:name="P5" style:family="paragraph" style:parent-style-name="Heading">
      <style:text-properties officeooo:rsid="000c2a96" officeooo:paragraph-rsid="000c2a96"/>
    </style:style>
    <style:style style:name="P6" style:family="paragraph" style:parent-style-name="Header">
      <style:paragraph-properties fo:text-align="end" style:justify-single-word="false"/>
      <style:text-properties officeooo:rsid="001592c7" officeooo:paragraph-rsid="0008f9f0"/>
    </style:style>
    <style:style style:name="P7" style:family="paragraph" style:parent-style-name="Subtitle">
      <style:text-properties officeooo:rsid="0014c225" officeooo:paragraph-rsid="0008f9f0"/>
    </style:style>
    <style:style style:name="P8" style:family="paragraph" style:parent-style-name="Subtitle">
      <style:text-properties officeooo:rsid="000edd85" officeooo:paragraph-rsid="0008f9f0"/>
    </style:style>
    <style:style style:name="P9" style:family="paragraph" style:parent-style-name="Text_20_body">
      <style:text-properties officeooo:rsid="0014c225" officeooo:paragraph-rsid="0008f9f0"/>
    </style:style>
    <style:style style:name="P10" style:family="paragraph" style:parent-style-name="Text_20_body">
      <style:text-properties officeooo:rsid="0008f9f0" officeooo:paragraph-rsid="0008f9f0"/>
    </style:style>
    <style:style style:name="P11" style:family="paragraph" style:parent-style-name="Text_20_body">
      <style:text-properties officeooo:rsid="000add22" officeooo:paragraph-rsid="000add22"/>
    </style:style>
    <style:style style:name="P12" style:family="paragraph" style:parent-style-name="Text_20_body">
      <style:text-properties officeooo:rsid="000add22" officeooo:paragraph-rsid="000c2a96"/>
    </style:style>
    <style:style style:name="P13" style:family="paragraph" style:parent-style-name="Text_20_body">
      <style:text-properties officeooo:rsid="000c2a96" officeooo:paragraph-rsid="000c2a96"/>
    </style:style>
    <style:style style:name="P14" style:family="paragraph" style:parent-style-name="Title">
      <style:paragraph-properties fo:text-align="center" style:justify-single-word="false"/>
      <style:text-properties officeooo:rsid="0014c225" officeooo:paragraph-rsid="0008f9f0"/>
    </style:style>
    <style:style style:name="P15" style:family="paragraph" style:parent-style-name="Title">
      <style:paragraph-properties fo:margin-top="0.423cm" fo:margin-bottom="0.212cm" loext:contextual-spacing="false" fo:text-align="center" style:justify-single-word="false"/>
      <style:text-properties officeooo:rsid="0014c225" officeooo:paragraph-rsid="0008f9f0"/>
    </style:style>
    <style:style style:name="P16" style:family="paragraph" style:parent-style-name="Heading_20_2">
      <style:text-properties officeooo:rsid="0008f9f0" officeooo:paragraph-rsid="0008f9f0"/>
    </style:style>
    <style:style style:name="P17" style:family="paragraph" style:parent-style-name="Heading_20_2">
      <style:text-properties officeooo:rsid="000c2a96" officeooo:paragraph-rsid="000c2a96"/>
    </style:style>
    <style:style style:name="P18" style:family="paragraph" style:parent-style-name="Heading_20_2">
      <style:paragraph-properties fo:break-before="page"/>
      <style:text-properties officeooo:rsid="0008f9f0" officeooo:paragraph-rsid="0008f9f0"/>
    </style:style>
    <style:style style:name="P19" style:family="paragraph" style:parent-style-name="Text_20_body">
      <style:text-properties officeooo:rsid="000c2a96" officeooo:paragraph-rsid="000c2a96"/>
    </style:style>
    <style:style style:name="P20" style:family="paragraph" style:parent-style-name="Text_20_body">
      <style:text-properties officeooo:rsid="000dbc83" officeooo:paragraph-rsid="000c2a9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1617"/>
    </style:style>
    <style:style style:name="T3" style:family="text">
      <style:text-properties officeooo:rsid="000edd85"/>
    </style:style>
    <style:style style:name="T4" style:family="text">
      <style:text-properties officeooo:rsid="000c2a96"/>
    </style:style>
    <style:style style:name="T5" style:family="text">
      <style:text-properties officeooo:rsid="00102c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rocław, <text:span text:style-name="T3">04</text:span>.0<text:span text:style-name="T3">4</text:span>.2017</text:p>
      <text:p text:style-name="P14"/>
      <text:p text:style-name="P14"/>
      <text:p text:style-name="P15">Laboratorium</text:p>
      <text:p text:style-name="P15">Technologii Sieciowych</text:p>
      <text:p text:style-name="P7">Temat:</text:p>
      <text:p text:style-name="P8">Badanie topologi grafów sieciowych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utor:<text:span text:style-name="T1"> Bartosz Banasik</text:span></text:p>
      <text:p text:style-name="P2">Informatyka, semestr: 4</text:p>
      <text:p text:style-name="P1">Prowadzący:<text:span text:style-name="T1"> dr </text:span><text:span text:style-name="T2">Łukasz Krzywiecki</text:span></text:p>
      <text:h text:style-name="P18" text:outline-level="2">1. Wstęp</text:h>
      <text:p text:style-name="P4">1.1 Cele pracy</text:p>
      <text:p text:style-name="P10">Celem pracy jest zbadanie topologii grafu przedstawiającego sieć.</text:p>
      <text:h text:style-name="P16" text:outline-level="2">2. Program szacujący niezawodność</text:h>
      <text:p text:style-name="P4">2.1 Wstępne wyjaśnienia</text:p>
      <text:p text:style-name="P11">Poprzez niezawodność sieci będziemy rozumieć prawdopodobieństwo nierozspójnienia takiej sieci w dowolnym interwale. <text:span text:style-name="T4">Każdej krawędzi ze zbioru E przypisujemy wartość niezawodności 0.95.</text:span></text:p>
      <text:p text:style-name="P12">Graf G = &lt;V, E&gt; gdzie V – zbiór wierzchołków, E – zbiór krawędzi.</text:p>
      <text:p text:style-name="P5">2.2 Pierwszy test</text:p>
      <text:p text:style-name="P3">G = ([v1, v2, v3, v4, v5, v6, v7, v8, v9, v10, v11, v12, v13, v14, v15, v16, v17, v18, v19, v20], [{v1,v2}, {v2,v3}, {v3,v4}, {v4,v5}, {v5,v6}, {v6,v7}, {v7,v8}, {v8,v9}, {v9,v10}, {v10,v11}, {v11,v12}, {v12,v13}, {v13,v14}, {v14,v15}, {v15,v16}, {v16,v17}, {v17,v18}, {v18,v19}, {v19,v20}])</text:p>
      <text:p text:style-name="P3"/>
      <text:p text:style-name="P3">Output: Szacowana niezawodnosc wynosi = 37.515 %</text:p>
      <text:p text:style-name="P3"/>
      <text:p text:style-name="Heading">2.3 <text:span text:style-name="T4">Drugi test</text:span></text:p>
      <text:p text:style-name="P13">Dodajemy 1 krawędź o wartości niezawodności 0.95</text:p>
      <text:p text:style-name="P3">G1 = G + {v1,v20} </text:p>
      <text:p text:style-name="P3">Output: Szacowana niezawodnosc wynosi = 73.653 %</text:p>
      <text:p text:style-name="P3"/>
      <text:p text:style-name="P5">2.4 Trzeci test</text:p>
      <text:p text:style-name="P13">Dodajemy jeszcze 2 krawędzie e(1,10) o niezawodności 0.8 i e(5,15) o niezawodności 0.7</text:p>
      <text:p text:style-name="P3">Output: Szacowana niezawodnosc wynosi = 87.081 %</text:p>
      <text:p text:style-name="P3"/>
      <text:p text:style-name="P5">2.5 Czwarty test</text:p>
      <text:p text:style-name="P13">Dodajemy 4 nieistniejące wcześniej losowe kraw<text:span text:style-name="T5">ę</text:span>dzie o niezawodności 0.4</text:p>
      <text:p text:style-name="P3">Output: Szacowana niezawodnosc wynosi = 86.516 %</text:p>
      <text:p text:style-name="P3"/>
      <text:p text:style-name="P13">Wnioski: Jak widzimy Wraz ze wzrostem ilości krawędzi niezawodność naszej sieci rośnie, ale do pewnego momentu. Podczas 4 testu widzimy, że po dodaniu <text:soft-page-break/>losowych 4 krawędzi ale o bardzo małej niezawodności Szacowana niezawodność całej sieci spada.</text:p>
      <text:h text:style-name="P17" text:outline-level="2">3. Użyta metoda testowania</text:h>
      <text:p text:style-name="P13">Do testowania posłużyliśmy się metodą Monte Carlo.</text:p>
      <text:p text:style-name="P20">Dla każdej krawędzi losujemy wartość z zakresu [0,1), jeśli jest ona większa od danej niezawodności krawędzi to usuwamy ją. Po przej<text:span text:style-name="T5">śc</text:span>iu po wszystkich krawędziach sprawdzamy spójność grafu. Jeśli jest spójny to osiągnęliśmy sukces. Powtarzamy wszystko 100000 razy. Na podstawie tych danych je<text:span text:style-name="T5">steś</text:span>my w stanie określić niezawodność sieci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ed_20_text" style:display-name="Preformated text" style:family="paragraph" style:parent-style-name="Text_20_body">
      <style:text-properties officeooo:rsid="000add2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01:43:16.496619295</meta:creation-date>
    <dc:date>2017-04-05T02:15:41.151000000</dc:date>
    <meta:editing-duration>PT8M32S</meta:editing-duration>
    <meta:editing-cycles>3</meta:editing-cycles>
    <meta:generator>LibreOffice/5.3.0.3$Windows_x86 LibreOffice_project/7074905676c47b82bbcfbea1aeefc84afe1c50e1</meta:generator>
    <meta:document-statistic meta:table-count="0" meta:image-count="0" meta:object-count="0" meta:page-count="3" meta:paragraph-count="32" meta:word-count="282" meta:character-count="1990" meta:non-whitespace-character-count="1735"/>
  </office:meta>
</office:document-meta>
</file>